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4000002751D4D9EA4.png" manifest:media-type="image/png"/>
  <manifest:file-entry manifest:full-path="Pictures/100000000000014800000289EF95F113.png" manifest:media-type="image/png"/>
  <manifest:file-entry manifest:full-path="Pictures/100000000000012C000001DE1FC41055.png" manifest:media-type="image/png"/>
  <manifest:file-entry manifest:full-path="Pictures/10000000000002080000026B3DE6EC57.png" manifest:media-type="image/png"/>
  <manifest:file-entry manifest:full-path="Pictures/10000000000001300000028C1BF302FC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76cm" svg:stroke-color="#9900ff" draw:marker-start-width="0.314cm" draw:marker-end-width="0.314cm" draw:fill="none" draw:textarea-horizontal-align="justify" draw:textarea-vertical-align="middle" draw:auto-grow-height="false" fo:padding-top="0.163cm" fo:padding-bottom="0.163cm" fo:padding-left="0.288cm" fo:padding-right="0.288cm"/>
    </style:style>
    <style:style style:name="gr3" style:family="graphic" style:parent-style-name="objectwithoutfill">
      <style:graphic-properties svg:stroke-width="0.051cm" svg:stroke-color="#9900ff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99ff66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051cm" svg:stroke-color="#ff33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ff33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76cm" svg:stroke-color="#ff3333" draw:marker-start-width="0.314cm" draw:marker-end-width="0.314cm" draw:fill="none" draw:textarea-horizontal-align="justify" draw:textarea-vertical-align="middle" draw:auto-grow-height="false" fo:padding-top="0.163cm" fo:padding-bottom="0.163cm" fo:padding-left="0.288cm" fo:padding-right="0.288cm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51cm" svg:stroke-color="#ff3333" draw:marker-start-width="0.276cm" draw:marker-end-width="0.276cm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11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ff3333" style:font-name="Carlito" fo:text-shadow="none"/>
    </style:style>
    <style:style style:name="T1" style:family="text">
      <style:text-properties fo:color="#9900ff" style:font-name="Carlito" fo:text-shadow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042cm" svg:height="17.25cm" svg:x="3.048cm" svg:y="2.286cm">
          <draw:image xlink:href="Pictures/10000000000001300000028C1BF302FC.png" xlink:type="simple" xlink:show="embed" xlink:actuate="onLoad">
            <text:p/>
          </draw:image>
        </draw:frame>
        <draw:frame draw:style-name="gr1" draw:text-style-name="P1" draw:layer="layout" svg:width="13.757cm" svg:height="16.377cm" svg:x="12.405cm" svg:y="2.927cm">
          <draw:image xlink:href="Pictures/10000000000002080000026B3DE6EC57.png" xlink:type="simple" xlink:show="embed" xlink:actuate="onLoad">
            <text:p/>
          </draw:image>
        </draw:frame>
        <draw:custom-shape draw:style-name="gr2" draw:text-style-name="P1" draw:layer="layout" svg:width="3.302cm" svg:height="0.629cm" draw:transform="skewX (-0.0382227106186758) translate (12.605cm 2.827cm)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.931cm" svg:y1="3.202cm" svg:x2="17.78cm" svg:y2="3.202cm">
          <text:p/>
        </draw:line>
        <draw:frame draw:style-name="gr4" draw:text-style-name="P2" draw:layer="layout" svg:width="2.873cm" svg:height="0.886cm" svg:x="17.601cm" svg:y="2.827cm">
          <draw:text-box>
            <text:p><text:span text:style-name="T1">Template</text:span></text:p>
          </draw:text-box>
        </draw:frame>
        <draw:line draw:style-name="gr5" draw:text-style-name="P1" draw:layer="layout" svg:x1="9.144cm" svg:y1="2.54cm" svg:x2="12.7cm" svg:y2="5.334cm">
          <text:p/>
        </draw:line>
        <draw:line draw:style-name="gr5" draw:text-style-name="P1" draw:layer="layout" svg:x1="9.144cm" svg:y1="3.81cm" svg:x2="12.662cm" svg:y2="6.096cm">
          <text:p/>
        </draw:line>
        <draw:line draw:style-name="gr5" draw:text-style-name="P1" draw:layer="layout" svg:x1="9.144cm" svg:y1="4.826cm" svg:x2="12.405cm" svg:y2="8.128cm">
          <text:p/>
        </draw:line>
        <draw:custom-shape draw:style-name="gr6" draw:text-style-name="P1" draw:layer="layout" svg:width="6.077cm" svg:height="0.562cm" draw:transform="skewX (-0.0373500459926786) translate (3.056cm 2.286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115cm" svg:height="1.391cm" draw:transform="skewX (-0.0380481776934764) translate (3.024cm 2.927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115cm" svg:height="1.016cm" draw:transform="skewX (-0.0383972435438753) translate (3.034cm 4.47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54cm" svg:height="0.629cm" draw:transform="skewX (-0.0382227106186758) translate (12.676cm 5.08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54cm" svg:height="0.629cm" draw:transform="skewX (-0.0382227106186758) translate (12.662cm 5.688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54cm" svg:height="0.629cm" draw:transform="skewX (-0.0382227106186758) translate (12.405cm 7.753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9" draw:text-style-name="P1" draw:layer="layout" svg:width="7.937cm" svg:height="12.646cm" svg:x="0.362cm" svg:y="1.016cm">
          <draw:image xlink:href="Pictures/100000000000012C000001DE1FC41055.png" xlink:type="simple" xlink:show="embed" xlink:actuate="onLoad">
            <text:p/>
          </draw:image>
        </draw:frame>
        <draw:frame draw:style-name="gr9" draw:text-style-name="P1" draw:layer="layout" svg:width="10.473cm" svg:height="16.895cm" svg:x="8.482cm" svg:y="0.962cm">
          <draw:image xlink:href="Pictures/1000000000000184000002751D4D9EA4.png" xlink:type="simple" xlink:show="embed" xlink:actuate="onLoad">
            <text:p/>
          </draw:image>
        </draw:frame>
        <draw:frame draw:style-name="gr9" draw:text-style-name="P1" draw:layer="layout" svg:width="8.677cm" svg:height="17.17cm" svg:x="19.123cm" svg:y="0.964cm">
          <draw:image xlink:href="Pictures/100000000000014800000289EF95F113.png" xlink:type="simple" xlink:show="embed" xlink:actuate="onLoad">
            <text:p/>
          </draw:image>
        </draw:frame>
        <draw:frame draw:style-name="gr4" draw:text-style-name="P2" draw:layer="layout" svg:width="3.406cm" svg:height="0.886cm" svg:x="15.24cm" svg:y="1.016cm">
          <draw:text-box>
            <text:p><text:span text:style-name="T1">Dump Data</text:span></text:p>
          </draw:text-box>
        </draw:frame>
        <draw:frame draw:style-name="gr4" draw:text-style-name="P2" draw:layer="layout" svg:width="2.437cm" svg:height="0.886cm" svg:x="5.755cm" svg:y="1.578cm">
          <draw:text-box>
            <text:p><text:span text:style-name="T1">Infobox</text:span></text:p>
          </draw:text-box>
        </draw:frame>
        <draw:frame draw:style-name="gr4" draw:text-style-name="P2" draw:layer="layout" svg:width="3.406cm" svg:height="0.886cm" svg:x="15.24cm" svg:y="1.016cm">
          <draw:text-box>
            <text:p><text:span text:style-name="T1">Dump Data</text:span></text:p>
          </draw:text-box>
        </draw:frame>
        <draw:frame draw:style-name="gr4" draw:text-style-name="P2" draw:layer="layout" svg:width="2.873cm" svg:height="0.886cm" svg:x="24.93cm" svg:y="0.964cm">
          <draw:text-box>
            <text:p><text:span text:style-name="T1">Template</text:span></text:p>
          </draw:text-box>
        </draw:frame>
        <draw:custom-shape draw:style-name="gr10" draw:text-style-name="P1" xml:id="id3" draw:id="id3" draw:layer="layout" svg:width="4.718cm" svg:height="1.116cm" svg:x="0.362cm" svg:y="2.18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" draw:id="id1" draw:layer="layout" svg:width="4.718cm" svg:height="0.624cm" svg:x="0.362cm" svg:y="1.5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2" draw:id="id2" draw:layer="layout" svg:width="7.548cm" svg:height="0.384cm" svg:x="8.962cm" svg:y="4.2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4" draw:id="id4" draw:layer="layout" svg:width="7.548cm" svg:height="1.732cm" svg:x="8.962cm" svg:y="4.6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5" draw:id="id5" draw:layer="layout" svg:width="4.718cm" svg:height="3.642cm" svg:x="0.362cm" svg:y="4.48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6" draw:id="id6" draw:layer="layout" svg:width="7.548cm" svg:height="4.128cm" svg:x="8.962cm" svg:y="8.3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7" draw:id="id7" draw:layer="layout" svg:width="7.548cm" svg:height="0.384cm" svg:x="19.262cm" svg:y="5.1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8" draw:id="id8" draw:layer="layout" svg:width="7.548cm" svg:height="0.384cm" svg:x="19.262cm" svg:y="5.5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9" draw:id="id9" draw:layer="layout" svg:width="7.548cm" svg:height="0.384cm" svg:x="19.262cm" svg:y="9.618cm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line" svg:x1="5.08cm" svg:y1="1.89cm" svg:x2="8.962cm" svg:y2="4.41cm" draw:start-shape="id1" draw:start-glue-point="1" draw:end-shape="id2" draw:end-glue-point="3" svg:d="M5080 1890l3882 2520" svg:viewBox="0 0 3883 2521">
          <text:p/>
        </draw:connector>
        <draw:connector draw:style-name="gr11" draw:text-style-name="P1" draw:layer="layout" draw:type="line" svg:x1="5.08cm" svg:y1="2.744cm" svg:x2="8.962cm" svg:y2="5.484cm" draw:start-shape="id3" draw:start-glue-point="1" draw:end-shape="id4" draw:end-glue-point="3" svg:d="M5080 2744l3882 2740" svg:viewBox="0 0 3883 2741">
          <text:p/>
        </draw:connector>
        <draw:connector draw:style-name="gr11" draw:text-style-name="P1" draw:layer="layout" draw:type="line" svg:x1="5.08cm" svg:y1="6.307cm" svg:x2="8.962cm" svg:y2="10.382cm" draw:start-shape="id5" draw:start-glue-point="1" draw:end-shape="id6" draw:end-glue-point="3" svg:d="M5080 6307l3882 4075" svg:viewBox="0 0 3883 4076">
          <text:p/>
        </draw:connector>
        <draw:connector draw:style-name="gr11" draw:text-style-name="P1" draw:layer="layout" draw:type="line" svg:x1="16.51cm" svg:y1="4.41cm" svg:x2="19.262cm" svg:y2="5.31cm" draw:start-shape="id2" draw:start-glue-point="1" draw:end-shape="id7" draw:end-glue-point="3" svg:d="M16510 4410l2752 900" svg:viewBox="0 0 2753 901">
          <text:p/>
        </draw:connector>
        <draw:connector draw:style-name="gr11" draw:text-style-name="P1" draw:layer="layout" draw:type="line" svg:x1="16.51cm" svg:y1="5.484cm" svg:x2="19.262cm" svg:y2="5.71cm" draw:start-shape="id4" draw:start-glue-point="1" draw:end-shape="id8" draw:end-glue-point="3" svg:d="M16510 5484l2752 226" svg:viewBox="0 0 2753 227">
          <text:p/>
        </draw:connector>
        <draw:connector draw:style-name="gr11" draw:text-style-name="P1" draw:layer="layout" draw:type="line" svg:x1="16.51cm" svg:y1="10.382cm" svg:x2="19.262cm" svg:y2="9.81cm" draw:start-shape="id6" draw:start-glue-point="1" draw:end-shape="id9" draw:end-glue-point="3" svg:d="M16510 10382l2752-572" svg:viewBox="0 0 2753 573">
          <text:p/>
        </draw:connector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_32__20_Dots_20_1_20_Dash" draw:fill="none" draw:fill-gradient-name="Gradient_20_8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yayx </meta:initial-creator>
    <meta:creation-date>2015-05-21T17:47:20.875617991</meta:creation-date>
    <dc:date>2015-06-01T11:11:15.421698922</dc:date>
    <dc:creator>Miyayx </dc:creator>
    <meta:editing-duration>PT17M56S</meta:editing-duration>
    <meta:editing-cycles>10</meta:editing-cycles>
    <meta:generator>LibreOffice/4.2.8.2$Linux_X86_64 LibreOffice_project/420$Build-2</meta:generator>
    <meta:document-statistic meta:object-count="61"/>
  </office:meta>
</office:document-meta>
</file>